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07704" calcext:value-type="float">
            <text:p>34.2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822098351701</text:p>
          </table:table-cell>
          <table:table-cell office:value-type="string" calcext:value-type="string">
            <text:p>4N 11W 17BA:11752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